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83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6.165cm"/>
    </style:style>
    <style:style style:name="co5" style:family="table-column">
      <style:table-column-properties fo:break-before="auto" style:column-width="5.611cm"/>
    </style:style>
    <style:style style:name="co7" style:family="table-column">
      <style:table-column-properties fo:break-before="auto" style:column-width="4.25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office:value-type="string">
            <text:p>languages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de</text:p>
          </table:table-cell>
          <table:table-cell office:value-type="string">
            <text:p>it</text:p>
          </table:table-cell>
        </table:table-row>
        <table:table-row table:style-name="ro2">
          <table:table-cell office:value-type="string">
            <text:p>reprendre</text:p>
          </table:table-cell>
          <table:table-cell office:value-type="string">
            <text:p>Continue</text:p>
          </table:table-cell>
          <table:table-cell office:value-type="string">
            <text:p>Reprendre</text:p>
          </table:table-cell>
          <table:table-cell office:value-type="string">
            <text:p>Wieder aufnehmen</text:p>
          </table:table-cell>
          <table:table-cell office:value-type="string">
            <text:p>Riprendi</text:p>
          </table:table-cell>
        </table:table-row>
        <table:table-row table:style-name="ro2">
          <table:table-cell office:value-type="string">
            <text:p>aide</text:p>
          </table:table-cell>
          <table:table-cell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Hilfe</text:p>
          </table:table-cell>
          <table:table-cell office:value-type="string">
            <text:p>Aiuto</text:p>
          </table:table-cell>
        </table:table-row>
        <table:table-row table:style-name="ro2">
          <table:table-cell office:value-type="string">
            <text:p>abandonner</text:p>
          </table:table-cell>
          <table:table-cell office:value-type="string">
            <text:p>Quit</text:p>
          </table:table-cell>
          <table:table-cell office:value-type="string">
            <text:p>Abandonner</text:p>
          </table:table-cell>
          <table:table-cell office:value-type="string">
            <text:p>Aufgeben</text:p>
          </table:table-cell>
          <table:table-cell office:value-type="string">
            <text:p>aaaa</text:p>
          </table:table-cell>
        </table:table-row>
        <table:table-row table:style-name="ro2">
          <table:table-cell office:value-type="string">
            <text:p>mode_1</text:p>
          </table:table-cell>
          <table:table-cell office:value-type="string">
            <text:p>Score race</text:p>
          </table:table-cell>
          <table:table-cell office:value-type="string">
            <text:p>Course au score</text:p>
          </table:table-cell>
          <table:table-cell office:value-type="string">
            <text:p>Rennen zur Punkte</text:p>
          </table:table-cell>
          <table:table-cell office:value-type="string">
            <text:p>Corsa al punteggio</text:p>
          </table:table-cell>
        </table:table-row>
        <table:table-row table:style-name="ro2">
          <table:table-cell office:value-type="string">
            <text:p>mode_2</text:p>
          </table:table-cell>
          <table:table-cell office:value-type="string">
            <text:p>Time attack</text:p>
          </table:table-cell>
          <table:table-cell office:value-type="string">
            <text:p>Course à la montre</text:p>
          </table:table-cell>
          <table:table-cell office:value-type="string">
            <text:p>Gegen die Zeit</text:p>
          </table:table-cell>
          <table:table-cell office:value-type="string">
            <text:p>Contro il tempo</text:p>
          </table:table-cell>
        </table:table-row>
        <table:table-row table:style-name="ro2">
          <table:table-cell office:value-type="string">
            <text:p>score</text:p>
          </table:table-cell>
          <table:table-cell office:value-type="string">
            <text:p>Highscores:</text:p>
          </table:table-cell>
          <table:table-cell office:value-type="string">
            <text:p>Meilleurs scores :</text:p>
          </table:table-cell>
          <table:table-cell office:value-type="string">
            <text:p>Highscores</text:p>
          </table:table-cell>
          <table:table-cell office:value-type="string">
            <text:p>Punteggi migliori :</text:p>
          </table:table-cell>
        </table:table-row>
        <table:table-row table:style-name="ro2">
          <table:table-cell office:value-type="string">
            <text:p>jouer</text:p>
          </table:table-cell>
          <table:table-cell office:value-type="string">
            <text:p>Start</text:p>
          </table:table-cell>
          <table:table-cell office:value-type="string">
            <text:p>Jouer</text:p>
          </table:table-cell>
          <table:table-cell office:value-type="string">
            <text:p>Spielen</text:p>
          </table:table-cell>
          <table:table-cell office:value-type="string">
            <text:p>Gioca</text:p>
          </table:table-cell>
        </table:table-row>
        <table:table-row table:style-name="ro2">
          <table:table-cell office:value-type="string">
            <text:p>rejouer</text:p>
          </table:table-cell>
          <table:table-cell office:value-type="string">
            <text:p>Restart</text:p>
          </table:table-cell>
          <table:table-cell office:value-type="string">
            <text:p>Rejouer</text:p>
          </table:table-cell>
          <table:table-cell office:value-type="string">
            <text:p>Wiederspielen</text:p>
          </table:table-cell>
          <table:table-cell office:value-type="string">
            <text:p>Rigioca</text:p>
          </table:table-cell>
        </table:table-row>
        <table:table-row table:style-name="ro2">
          <table:table-cell office:value-type="string">
            <text:p>diff_1</text:p>
          </table:table-cell>
          <table:table-cell office:value-type="string">
            <text:p>Easy</text:p>
          </table:table-cell>
          <table:table-cell office:value-type="string">
            <text:p>Débutant</text:p>
          </table:table-cell>
          <table:table-cell office:value-type="string">
            <text:p>Anfänger</text:p>
          </table:table-cell>
          <table:table-cell office:value-type="string">
            <text:p>Debuttante</text:p>
          </table:table-cell>
        </table:table-row>
        <table:table-row table:style-name="ro2">
          <table:table-cell office:value-type="string">
            <text:p>diff_2</text:p>
          </table:table-cell>
          <table:table-cell office:value-type="string">
            <text:p>Medium</text:p>
          </table:table-cell>
          <table:table-cell office:value-type="string">
            <text:p>Moyen</text:p>
          </table:table-cell>
          <table:table-cell office:value-type="string">
            <text:p>Mittlere</text:p>
          </table:table-cell>
          <table:table-cell office:value-type="string">
            <text:p>Medio</text:p>
          </table:table-cell>
        </table:table-row>
        <table:table-row table:style-name="ro2">
          <table:table-cell office:value-type="string">
            <text:p>diff_3</text:p>
          </table:table-cell>
          <table:table-cell office:value-type="string">
            <text:p>Hard</text:p>
          </table:table-cell>
          <table:table-cell office:value-type="string">
            <text:p>Confirmé</text:p>
          </table:table-cell>
          <table:table-cell office:value-type="string">
            <text:p>Erfahrene</text:p>
          </table:table-cell>
          <table:table-cell office:value-type="string">
            <text:p>Confermato</text:p>
          </table:table-cell>
        </table:table-row>
        <table:table-row table:style-name="ro2">
          <table:table-cell office:value-type="string">
            <text:p>lvl</text:p>
          </table:table-cell>
          <table:table-cell office:value-type="string">
            <text:p>lvl</text:p>
          </table:table-cell>
          <table:table-cell office:value-type="string">
            <text:p>niv</text:p>
          </table:table-cell>
          <table:table-cell office:value-type="string">
            <text:p>lvl</text:p>
          </table:table-cell>
          <table:table-cell office:value-type="string">
            <text:p>liv</text:p>
          </table:table-cell>
        </table:table-row>
        <table:table-row table:style-name="ro2">
          <table:table-cell office:value-type="string">
            <text:p>lvlcap</text:p>
          </table:table-cell>
          <table:table-cell office:value-type="string">
            <text:p>Lvl</text:p>
          </table:table-cell>
          <table:table-cell office:value-type="string">
            <text:p>Niv</text:p>
          </table:table-cell>
          <table:table-cell office:value-type="string">
            <text:p>Lvl</text:p>
          </table:table-cell>
          <table:table-cell office:value-type="string">
            <text:p>Liv</text:p>
          </table:table-cell>
        </table:table-row>
        <table:table-row table:style-name="ro2">
          <table:table-cell office:value-type="string">
            <text:p>enter_name</text:p>
          </table:table-cell>
          <table:table-cell office:value-type="string">
            <text:p>Enter your name</text:p>
          </table:table-cell>
          <table:table-cell office:value-type="string">
            <text:p>Saisissez votre nom</text:p>
          </table:table-cell>
          <table:table-cell office:value-type="string">
            <text:p>Ihren Name geben</text:p>
          </table:table-cell>
          <table:table-cell office:value-type="string">
            <text:p>Digita il tuo nome</text:p>
          </table:table-cell>
        </table:table-row>
        <table:table-row table:style-name="ro2">
          <table:table-cell office:value-type="string">
            <text:p>save_name</text:p>
          </table:table-cell>
          <table:table-cell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Aufnehmen</text:p>
          </table:table-cell>
          <table:table-cell office:value-type="string">
            <text:p>Registrare</text:p>
          </table:table-cell>
        </table:table-row>
        <table:table-row table:style-name="ro2">
          <table:table-cell office:value-type="string">
            <text:p>congrats</text:p>
          </table:table-cell>
          <table:table-cell office:value-type="string">
            <text:p>New high score!</text:p>
          </table:table-cell>
          <table:table-cell office:value-type="string">
            <text:p>Nouveau meilleur score !</text:p>
          </table:table-cell>
          <table:table-cell office:value-type="string">
            <text:p>Neue Highscore !</text:p>
          </table:table-cell>
          <table:table-cell office:value-type="string">
            <text:p>Nuovo miglior punteggio !</text:p>
          </table:table-cell>
        </table:table-row>
        <table:table-row table:style-name="ro2">
          <table:table-cell office:value-type="string">
            <text:p>reuse_name</text:p>
          </table:table-cell>
          <table:table-cell office:value-type="string">
            <text:p>Or pick one:</text:p>
          </table:table-cell>
          <table:table-cell office:value-type="string">
            <text:p>Ou un de la liste :</text:p>
          </table:table-cell>
          <table:table-cell office:value-type="string">
            <text:p>oder aus der Liste :</text:p>
          </table:table-cell>
          <table:table-cell office:value-type="string">
            <text:p>O uno della lista :</text:p>
          </table:table-cell>
        </table:table-row>
        <table:table-row table:style-name="ro2">
          <table:table-cell office:value-type="string">
            <text:p>success</text:p>
          </table:table-cell>
          <table:table-cell office:value-type="string">
            <text:p>Success</text:p>
          </table:table-cell>
          <table:table-cell office:value-type="string">
            <text:p>Succès</text:p>
          </table:table-cell>
          <table:table-cell office:value-type="string">
            <text:p>Erfolg</text:p>
          </table:table-cell>
          <table:table-cell office:value-type="string">
            <text:p>Successo</text:p>
          </table:table-cell>
        </table:table-row>
        <table:table-row table:style-name="ro2">
          <table:table-cell office:value-type="string">
            <text:p>how_to_play</text:p>
          </table:table-cell>
          <table:table-cell office:value-type="string">
            <text:p>How to play?</text:p>
          </table:table-cell>
          <table:table-cell office:value-type="string">
            <text:p>Comment jouer ?</text:p>
          </table:table-cell>
          <table:table-cell office:value-type="string">
            <text:p>Wie spielen ?</text:p>
          </table:table-cell>
          <table:table-cell office:value-type="string">
            <text:p>Come giocare ?</text:p>
          </table:table-cell>
        </table:table-row>
        <table:table-row table:style-name="ro2">
          <table:table-cell office:value-type="string">
            <text:p>bonus_x2</text:p>
          </table:table-cell>
          <table:table-cell table:number-columns-repeated="4" office:value-type="string">
            <text:p>Bonus x2</text:p>
          </table:table-cell>
        </table:table-row>
        <table:table-row table:style-name="ro2">
          <table:table-cell office:value-type="string">
            <text:p>objective</text:p>
          </table:table-cell>
          <table:table-cell office:value-type="string">
            <text:p>Goal</text:p>
          </table:table-cell>
          <table:table-cell office:value-type="string">
            <text:p>Objectif</text:p>
          </table:table-cell>
          <table:table-cell office:value-type="string">
            <text:p>Ziel</text:p>
          </table:table-cell>
          <table:table-cell office:value-type="string">
            <text:p>obiettivo</text:p>
          </table:table-cell>
        </table:table-row>
        <table:table-row table:style-name="ro2">
          <table:table-cell office:value-type="string">
            <text:p>level</text:p>
          </table:table-cell>
          <table:table-cell office:value-type="string">
            <text:p>Level</text:p>
          </table:table-cell>
          <table:table-cell office:value-type="string">
            <text:p>Niveau</text:p>
          </table:table-cell>
          <table:table-cell office:value-type="string">
            <text:p>Ebene</text:p>
          </table:table-cell>
          <table:table-cell office:value-type="string">
            <text:p>livello</text:p>
          </table:table-cell>
        </table:table-row>
        <table:table-row table:style-name="ro2">
          <table:table-cell office:value-type="string">
            <text:p>leave_left</text:p>
          </table:table-cell>
          <table:table-cell office:value-type="string">
            <text:p>leaves left</text:p>
          </table:table-cell>
          <table:table-cell office:value-type="string">
            <text:p>feuilles restantes</text:p>
          </table:table-cell>
          <table:table-cell office:value-type="string">
            <text:p>Verbliebene Blätter</text:p>
          </table:table-cell>
          <table:table-cell office:value-type="string">
            <text:p>foglie restanti</text:p>
          </table:table-cell>
        </table:table-row>
        <table:table-row table:style-name="ro2">
          <table:table-cell office:value-type="string">
            <text:p>quitter</text:p>
          </table:table-cell>
          <table:table-cell office:value-type="string">
            <text:p>Exit</text:p>
          </table:table-cell>
          <table:table-cell office:value-type="string">
            <text:p>Quitter</text:p>
          </table:table-cell>
          <table:table-cell office:value-type="string">
            <text:p>Verlassen</text:p>
          </table:table-cell>
          <table:table-cell office:value-type="string">
            <text:p>Esci</text:p>
          </table:table-cell>
        </table:table-row>
        <table:table-row table:style-name="ro4">
          <table:table-cell office:value-type="string">
            <text:p>rate_it</text:p>
          </table:table-cell>
          <table:table-cell office:value-type="string">
            <text:p>If you enjoy using Heriswap, please take a moment to rate it. Thanks for your support!</text:p>
          </table:table-cell>
          <table:table-cell office:value-type="string">
            <text:p>Si vous aimez Heriswap, pourriez vous prendre quelques secondes pour laisser une évaluation ou un commentaire ? Merci d\'avance !</text:p>
          </table:table-cell>
          <table:table-cell office:value-type="string">
            <text:p>If you enjoy using Heriswap, please take a moment to rate it. Thanks for your support!</text:p>
          </table:table-cell>
          <table:table-cell office:value-type="string">
            <text:p>Se ti è piaciuto Heriswap, spenderesti qualche secondo per lasciare una valutazione o un commento? grazie in anticipo.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ier Pelloux-Prayer</meta:initial-creator>
    <meta:creation-date>2012-08-28T11:58:51</meta:creation-date>
    <dc:date>2012-08-28T12:20:49</dc:date>
    <dc:creator>Gautier Pelloux-Prayer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30" meta:object-count="0"/>
  </office:meta>
</office:document-meta>
</file>